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cm" fo:min-width="0.29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9cm" svg:height="6.3cm" svg:x="3.1cm" svg:y="1.1cm">
          <text:p/>
        </draw:rect>
        <draw:rect draw:style-name="gr1" draw:text-style-name="P1" draw:layer="layout" svg:width="5.9cm" svg:height="0.9cm" svg:x="3.1cm" svg:y="1.1cm">
          <text:p/>
        </draw:rect>
        <draw:frame draw:style-name="gr2" draw:layer="layout" svg:width="2.513cm" svg:height="0.962cm" svg:x="3.1cm" svg:y="1.1cm">
          <draw:text-box>
            <text:p>Person</text:p>
          </draw:text-box>
        </draw:frame>
        <draw:frame draw:style-name="gr2" draw:text-style-name="P2" draw:layer="layout" svg:width="5.789cm" svg:height="5.421cm" svg:x="3.101cm" svg:y="2cm">
          <draw:text-box>
            <text:p><text:span text:style-name="T1">-Inventory:ArrayList of Items</text:span></text:p>
            <text:p><text:span text:style-name="T1">-InventoryLimit: int</text:span></text:p>
            <text:p><text:span text:style-name="T1">-HP: int</text:span></text:p>
            <text:p><text:span text:style-name="T1"/></text:p>
            <text:p><text:span text:style-name="T1">+Person(): constructor</text:span></text:p>
            <text:p><text:span text:style-name="T1">+setHP(int): void</text:span></text:p>
            <text:p><text:span text:style-name="T1">+getHP(): void</text:span></text:p>
            <text:p><text:span text:style-name="T1">+addInventory(Item): void</text:span></text:p>
            <text:p><text:span text:style-name="T1">+removeInventory(int): void</text:span></text:p>
            <text:p><text:span text:style-name="T1">+setInventoryLimit(int): void</text:span></text:p>
            <text:p><text:span text:style-name="T1">+getInventoryLimit(): int</text:span></text:p>
          </draw:text-box>
        </draw:frame>
        <draw:rect draw:style-name="gr1" draw:text-style-name="P1" draw:layer="layout" svg:width="6.8cm" svg:height="7.721cm" svg:x="12.3cm" svg:y="0.979cm">
          <text:p/>
        </draw:rect>
        <draw:rect draw:style-name="gr1" draw:text-style-name="P1" draw:layer="layout" svg:width="6.8cm" svg:height="0.9cm" svg:x="12.3cm" svg:y="0.979cm">
          <text:p/>
        </draw:rect>
        <draw:frame draw:style-name="gr2" draw:layer="layout" svg:width="1.501cm" svg:height="0.962cm" svg:x="12.3cm" svg:y="0.979cm">
          <draw:text-box>
            <text:p>Tile</text:p>
          </draw:text-box>
        </draw:frame>
        <draw:frame draw:style-name="gr2" draw:text-style-name="P2" draw:layer="layout" svg:width="6.535cm" svg:height="7.301cm" svg:x="12.301cm" svg:y="1.879cm">
          <draw:text-box>
            <text:p><text:span text:style-name="T1">-obstacle: Obstacle</text:span></text:p>
            <text:p><text:span text:style-name="T1">-Enemy: Enemy</text:span></text:p>
            <text:p><text:span text:style-name="T1">-item: Item</text:span></text:p>
            <text:p><text:span text:style-name="T1"/></text:p>
            <text:p><text:span text:style-name="T1">+Tile(): constructor</text:span></text:p>
            <text:p><text:span text:style-name="T1">+setObstacle(Obstacle): void</text:span></text:p>
            <text:p><text:span text:style-name="T1">+setItem(Item): void</text:span></text:p>
            <text:p><text:span text:style-name="T1">+setEnemy(Enemy): void</text:span></text:p>
            <text:p><text:span text:style-name="T1">+getObstacle(): Obstacle //null if</text:span></text:p>
            <text:p><text:span text:style-name="T1"><text:tab/></text:span><text:span text:style-name="T1">There isn't one</text:span></text:p>
            <text:p><text:span text:style-name="T1">+getItem(): Item //null if</text:span></text:p>
            <text:p><text:span text:style-name="T1"><text:tab/></text:span><text:span text:style-name="T1">There isn't one</text:span></text:p>
            <text:p><text:span text:style-name="T1">+getEnemy(): Enemy //null if</text:span></text:p>
            <text:p><text:span text:style-name="T1"><text:tab/></text:span><text:span text:style-name="T1">There isn't one</text:span></text:p>
            <text:p><text:span text:style-name="T1"/></text:p>
          </draw:text-box>
        </draw:frame>
        <draw:rect draw:style-name="gr1" draw:text-style-name="P1" draw:layer="layout" svg:width="8.25cm" svg:height="9.54cm" svg:x="12.34cm" svg:y="8.96cm">
          <text:p/>
        </draw:rect>
        <draw:rect draw:style-name="gr1" draw:text-style-name="P1" draw:layer="layout" svg:width="8.25cm" svg:height="0.9cm" svg:x="12.34cm" svg:y="8.96cm">
          <text:p/>
        </draw:rect>
        <draw:frame draw:style-name="gr2" draw:layer="layout" svg:width="2.149cm" svg:height="0.962cm" svg:x="12.4cm" svg:y="8.9cm">
          <draw:text-box>
            <text:p>World</text:p>
          </draw:text-box>
        </draw:frame>
        <draw:frame draw:style-name="gr2" draw:text-style-name="P2" draw:layer="layout" svg:width="8.406cm" svg:height="9.181cm" svg:x="12.401cm" svg:y="9.8cm">
          <draw:text-box>
            <text:p><text:span text:style-name="T1">-map: 2D Array</text:span></text:p>
            <text:p><text:span text:style-name="T1">-tile: Tile</text:span></text:p>
            <text:p><text:span text:style-name="T1"/></text:p>
            <text:p><text:span text:style-name="T1">+World(): Constructor //loads random map</text:span></text:p>
            <text:p><text:span text:style-name="T1">+World(String) Constructor //loads map</text:span></text:p>
            <text:p><text:span text:style-name="T1"><text:tab/></text:span><text:span text:style-name="T1"><text:tab/></text:span><text:span text:style-name="T1">//based on filename</text:span></text:p>
            <text:p><text:span text:style-name="T1"/></text:p>
            <text:p><text:span text:style-name="T1">+buildMap(): void //builds map</text:span></text:p>
            <text:p><text:span text:style-name="T1">+getRows(): int</text:span></text:p>
            <text:p><text:span text:style-name="T1">+getCols(): int</text:span></text:p>
            <text:p><text:span text:style-name="T1">+getMap(): 2D ArrayList</text:span></text:p>
            <text:p><text:span text:style-name="T1">+setMap(String): void //sets new map</text:span></text:p>
            <text:p><text:span text:style-name="T1">+getStartRow(): int //start tile coordinate</text:span></text:p>
            <text:p><text:span text:style-name="T1">+getStartCol(): int //start tile coordinate</text:span></text:p>
            <text:p><text:span text:style-name="T1">+getFinishRow(): int</text:span></text:p>
            <text:p><text:span text:style-name="T1">+getFinishCol(): int</text:span></text:p>
            <text:p><text:span text:style-name="T1">+getTile(int int): Tile</text:span></text:p>
            <text:p><text:span text:style-name="T1"/></text:p>
            <text:p><text:span text:style-name="T1"/></text:p>
          </draw:text-box>
        </draw:frame>
        <draw:rect draw:style-name="gr1" draw:text-style-name="P1" draw:layer="layout" svg:width="8cm" svg:height="8.5cm" svg:x="2.087cm" svg:y="8.2cm">
          <text:p/>
        </draw:rect>
        <draw:rect draw:style-name="gr1" draw:text-style-name="P1" draw:layer="layout" svg:width="8cm" svg:height="0.9cm" svg:x="2.087cm" svg:y="8.2cm">
          <text:p/>
        </draw:rect>
        <draw:frame draw:style-name="gr2" draw:layer="layout" svg:width="2.229cm" svg:height="0.962cm" svg:x="2.087cm" svg:y="8.2cm">
          <draw:text-box>
            <text:p>Game</text:p>
          </draw:text-box>
        </draw:frame>
        <draw:frame draw:style-name="gr2" draw:text-style-name="P2" draw:layer="layout" svg:width="8.012cm" svg:height="8.241cm" svg:x="2.088cm" svg:y="9.1cm">
          <draw:text-box>
            <text:p><text:span text:style-name="T1">-world: World</text:span></text:p>
            <text:p><text:span text:style-name="T1">-person: Person</text:span></text:p>
            <text:p><text:span text:style-name="T1">-posX: int //sets x position in world</text:span></text:p>
            <text:p><text:span text:style-name="T1">-posY: int //sets y position in world</text:span></text:p>
            <text:p><text:span text:style-name="T1">-status: String //messages to player</text:span></text:p>
            <text:p><text:span text:style-name="T1"/></text:p>
            <text:p><text:span text:style-name="T1">+Game(): Constructor //sets x and y pos</text:span></text:p>
            <text:p><text:span text:style-name="T1"><text:tab/></text:span><text:span text:style-name="T1">To defalut and world map</text:span></text:p>
            <text:p><text:span text:style-name="T1">+setPerson(Person): void</text:span></text:p>
            <text:p><text:span text:style-name="T1">+setPosition(int x, int y): void</text:span></text:p>
            <text:p><text:span text:style-name="T1">+getPerson(): Person</text:span></text:p>
            <text:p><text:span text:style-name="T1">+getPosX(): int</text:span></text:p>
            <text:p><text:span text:style-name="T1">+getPosY(): int</text:span></text:p>
            <text:p><text:span text:style-name="T1">+moveUp(): void</text:span></text:p>
            <text:p><text:span text:style-name="T1">+useItem(Item): void</text:span></text:p>
            <text:p><text:span text:style-name="T1"/></text:p>
            <text:p><text:span text:style-name="T1"/></text:p>
          </draw:text-box>
        </draw:frame>
        <draw:rect draw:style-name="gr1" draw:text-style-name="P1" draw:layer="layout" svg:width="12.7cm" svg:height="9.1cm" svg:x="1.6cm" svg:y="18.7cm">
          <text:p/>
        </draw:rect>
        <draw:rect draw:style-name="gr1" draw:text-style-name="P1" draw:layer="layout" svg:width="12.7cm" svg:height="0.9cm" svg:x="1.6cm" svg:y="18.7cm">
          <text:p/>
        </draw:rect>
        <draw:frame draw:style-name="gr2" draw:layer="layout" svg:width="2.335cm" svg:height="0.962cm" svg:x="1.6cm" svg:y="18.7cm">
          <draw:text-box>
            <text:p>Frame</text:p>
          </draw:text-box>
        </draw:frame>
        <draw:frame draw:style-name="gr2" draw:text-style-name="P2" draw:layer="layout" svg:width="9.671cm" svg:height="8.241cm" svg:x="1.601cm" svg:y="19.6cm">
          <draw:text-box>
            <text:p><text:span text:style-name="T1">-buttonUp: Jbutton</text:span></text:p>
            <text:p><text:span text:style-name="T1">-buttonDown: Jbutton</text:span></text:p>
            <text:p><text:span text:style-name="T1">-buttonRight: Jbutton</text:span></text:p>
            <text:p><text:span text:style-name="T1">-buttonLeft: Jbutton</text:span></text:p>
            <text:p><text:span text:style-name="T1">-buttonUse: Jbutton</text:span></text:p>
            <text:p><text:span text:style-name="T1">-buttonStart: Jbutton</text:span></text:p>
            <text:p><text:span text:style-name="T1">-labelMessage: JtextArea</text:span></text:p>
            <text:p><text:span text:style-name="T1">-labelHP: jLabel</text:span></text:p>
            <text:p><text:span text:style-name="T1">-message: String //holds status messages</text:span></text:p>
            <text:p><text:span text:style-name="T1">-items: Array //should hold items, just strings now</text:span></text:p>
            <text:p><text:span text:style-name="T1">-itemList: JComboBox </text:span></text:p>
            <text:p><text:span text:style-name="T1">-background: Jlabel</text:span></text:p>
            <text:p><text:span text:style-name="T1">-game: Game;</text:span></text:p>
            <text:p><text:span text:style-name="T1"/></text:p>
            <text:p><text:span text:style-name="T1">+Frame(): constructor</text:span></text:p>
            <text:p><text:span text:style-name="T1">+actionPerformed(): void //all the actions</text:span></text:p>
            <text:p><text:span text:style-name="T1"/></text:p>
          </draw:text-box>
        </draw:frame>
      </draw:page>
      <draw:page draw:name="page2" draw:style-name="dp1" draw:master-page-name="Default">
        <draw:rect draw:style-name="gr1" draw:text-style-name="P1" draw:layer="layout" svg:width="5.9cm" svg:height="6.3cm" svg:x="2.5cm" svg:y="1.6cm">
          <text:p/>
        </draw:rect>
        <draw:rect draw:style-name="gr1" draw:text-style-name="P1" draw:layer="layout" svg:width="5.9cm" svg:height="0.9cm" svg:x="2.5cm" svg:y="1.6cm">
          <text:p/>
        </draw:rect>
        <draw:frame draw:style-name="gr2" draw:layer="layout" svg:width="1.738cm" svg:height="0.962cm" svg:x="2.5cm" svg:y="1.6cm">
          <draw:text-box>
            <text:p>Item</text:p>
          </draw:text-box>
        </draw:frame>
        <draw:frame draw:style-name="gr2" draw:text-style-name="P2" draw:layer="layout" svg:width="5.616cm" svg:height="3.541cm" svg:x="2.584cm" svg:y="2.5cm">
          <draw:text-box>
            <text:p><text:span text:style-name="T1">- name: String</text:span></text:p>
            <text:p><text:span text:style-name="T1"/></text:p>
            <text:p><text:span text:style-name="T1"/></text:p>
            <text:p><text:span text:style-name="T1">+Item(String t): Constructor</text:span></text:p>
            <text:p><text:span text:style-name="T1">+setName(String t): void</text:span></text:p>
            <text:p><text:span text:style-name="T1">+getName(): String</text:span></text:p>
            <text:p><text:span text:style-name="T1"/></text:p>
          </draw:text-box>
        </draw:frame>
        <draw:rect draw:style-name="gr1" draw:text-style-name="P1" draw:layer="layout" svg:width="6.4cm" svg:height="6.3cm" svg:x="2.636cm" svg:y="19.9cm">
          <text:p/>
        </draw:rect>
        <draw:rect draw:style-name="gr1" draw:text-style-name="P1" draw:layer="layout" svg:width="6.4cm" svg:height="0.9cm" svg:x="2.636cm" svg:y="19.9cm">
          <text:p/>
        </draw:rect>
        <draw:frame draw:style-name="gr2" draw:layer="layout" svg:width="3.008cm" svg:height="0.962cm" svg:x="2.636cm" svg:y="19.9cm">
          <draw:text-box>
            <text:p>Obstacle</text:p>
          </draw:text-box>
        </draw:frame>
        <draw:frame draw:style-name="gr2" draw:text-style-name="P2" draw:layer="layout" svg:width="6.463cm" svg:height="3.071cm" svg:x="2.637cm" svg:y="20.8cm">
          <draw:text-box>
            <text:p><text:span text:style-name="T1">- name: String</text:span></text:p>
            <text:p><text:span text:style-name="T1"/></text:p>
            <text:p><text:span text:style-name="T1"/></text:p>
            <text:p><text:span text:style-name="T1">+Obstacle(String t): Constructor</text:span></text:p>
            <text:p><text:span text:style-name="T1">+setName(String t): void</text:span></text:p>
            <text:p><text:span text:style-name="T1">+getName(): String</text:span></text:p>
          </draw:text-box>
        </draw:frame>
        <draw:rect draw:style-name="gr1" draw:text-style-name="P1" draw:layer="layout" svg:width="6.4cm" svg:height="6.3cm" svg:x="2.479cm" svg:y="11.979cm">
          <text:p/>
        </draw:rect>
        <draw:rect draw:style-name="gr1" draw:text-style-name="P1" draw:layer="layout" svg:width="6.4cm" svg:height="0.9cm" svg:x="2.479cm" svg:y="11.979cm">
          <text:p/>
        </draw:rect>
        <draw:frame draw:style-name="gr2" draw:layer="layout" svg:width="2.479cm" svg:height="0.962cm" svg:x="2.479cm" svg:y="11.979cm">
          <draw:text-box>
            <text:p>Enemy</text:p>
          </draw:text-box>
        </draw:frame>
        <draw:frame draw:style-name="gr3" draw:text-style-name="P2" draw:layer="layout" svg:width="6.92cm" svg:height="5.421cm" svg:x="2.48cm" svg:y="12.879cm">
          <draw:text-box>
            <text:p><text:span text:style-name="T1">-name: String</text:span></text:p>
            <text:p><text:span text:style-name="T1">-HP: int</text:span></text:p>
            <text:p><text:span text:style-name="T1">-attack: int //points lost from attack</text:span></text:p>
            <text:p><text:span text:style-name="T1"/></text:p>
            <text:p><text:span text:style-name="T1">+Enemy(String t): Constructor</text:span></text:p>
            <text:p><text:span text:style-name="T1">+setName(String t): void</text:span></text:p>
            <text:p><text:span text:style-name="T1">+getName(): String</text:span></text:p>
            <text:p><text:span text:style-name="T1">+setHP(int): void</text:span></text:p>
            <text:p><text:span text:style-name="T1">+getHP(): int</text:span></text:p>
            <text:p><text:span text:style-name="T1">+setAttack(int): void</text:span></text:p>
            <text:p><text:span text:style-name="T1">+getAttack(): int</text:span></text:p>
          </draw:text-box>
        </draw:frame>
        <draw:rect draw:style-name="gr1" draw:text-style-name="P1" draw:layer="layout" svg:width="5.9cm" svg:height="6.3cm" svg:x="12.5cm" svg:y="1.6cm">
          <text:p/>
        </draw:rect>
        <draw:rect draw:style-name="gr1" draw:text-style-name="P1" draw:layer="layout" svg:width="5.9cm" svg:height="0.9cm" svg:x="12.5cm" svg:y="1.6cm">
          <text:p/>
        </draw:rect>
        <draw:frame draw:style-name="gr2" draw:layer="layout" svg:width="3.571cm" svg:height="0.962cm" svg:x="12.5cm" svg:y="1.6cm">
          <draw:text-box>
            <text:p>HealthItem</text:p>
          </draw:text-box>
        </draw:frame>
        <draw:frame draw:style-name="gr2" draw:text-style-name="P2" draw:layer="layout" svg:width="5.768cm" svg:height="4.011cm" svg:x="12.539cm" svg:y="2.567cm">
          <draw:text-box>
            <text:p><text:span text:style-name="T1">- name: String</text:span></text:p>
            <text:p><text:span text:style-name="T1">- HP: int //adds hp to person</text:span></text:p>
            <text:p><text:span text:style-name="T1"/></text:p>
            <text:p><text:span text:style-name="T1">+Item(String t): Constructor</text:span></text:p>
            <text:p><text:span text:style-name="T1">+setName(String t): void</text:span></text:p>
            <text:p><text:span text:style-name="T1">+getName(): String</text:span></text:p>
            <text:p><text:span text:style-name="T1"/></text:p>
            <text:p><text:span text:style-name="T1"/></text:p>
          </draw:text-box>
        </draw:frame>
        <draw:rect draw:style-name="gr1" draw:text-style-name="P1" draw:layer="layout" svg:width="5.9cm" svg:height="6.3cm" svg:x="12.6cm" svg:y="9.2cm">
          <text:p/>
        </draw:rect>
        <draw:rect draw:style-name="gr1" draw:text-style-name="P1" draw:layer="layout" svg:width="5.9cm" svg:height="0.9cm" svg:x="12.6cm" svg:y="9.2cm">
          <text:p/>
        </draw:rect>
        <draw:frame draw:style-name="gr2" draw:layer="layout" svg:width="4.092cm" svg:height="0.962cm" svg:x="12.6cm" svg:y="9.2cm">
          <draw:text-box>
            <text:p>WeaponItem</text:p>
          </draw:text-box>
        </draw:frame>
        <draw:frame draw:style-name="gr2" draw:text-style-name="P2" draw:layer="layout" svg:width="5.616cm" svg:height="4.481cm" svg:x="12.684cm" svg:y="10.1cm">
          <draw:text-box>
            <text:p><text:span text:style-name="T1">- name: String</text:span></text:p>
            <text:p><text:span text:style-name="T1">- HP: int //removed hp from</text:span></text:p>
            <text:p><text:span text:style-name="T1"><text:tab/></text:span><text:span text:style-name="T1">enemy</text:span></text:p>
            <text:p><text:span text:style-name="T1"/></text:p>
            <text:p><text:span text:style-name="T1">+Item(String t): Constructor</text:span></text:p>
            <text:p><text:span text:style-name="T1">+setName(String t): void</text:span></text:p>
            <text:p><text:span text:style-name="T1">+getName(): String</text:span></text:p>
            <text:p><text:span text:style-name="T1"/></text:p>
            <text:p><text:span text:style-name="T1"/></text:p>
          </draw:text-box>
        </draw:frame>
        <draw:line draw:style-name="gr4" draw:text-style-name="P1" draw:layer="layout" svg:x1="12.6cm" svg:y1="10.4cm" svg:x2="8.4cm" svg:y2="6.4cm">
          <text:p/>
        </draw:line>
        <draw:line draw:style-name="gr4" draw:text-style-name="P1" draw:layer="layout" svg:x1="12.5cm" svg:y1="6.4cm" svg:x2="8.4cm" svg:y2="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a Latouf</meta:initial-creator>
    <meta:creation-date>2015-03-15T00:31:37</meta:creation-date>
    <dc:date>2015-03-20T09:58:04</dc:date>
    <dc:creator>Johna Latouf</dc:creator>
    <meta:editing-duration>PT1H12M10S</meta:editing-duration>
    <meta:editing-cycles>20</meta:editing-cycles>
    <meta:generator>OpenOffice/4.0.1$Unix OpenOffice.org_project/401m5$Build-9714</meta:generator>
    <meta:document-statistic meta:object-count="42"/>
  </office:meta>
</office:document-meta>
</file>